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3ec56"/>
    </style:style>
    <style:style style:name="P2" style:family="paragraph" style:parent-style-name="Standard">
      <style:text-properties officeooo:paragraph-rsid="0003ec56"/>
    </style:style>
    <style:style style:name="P3" style:family="paragraph" style:parent-style-name="Standard">
      <style:text-properties fo:font-weight="bold" officeooo:paragraph-rsid="0003ec56" style:font-weight-asian="bold" style:font-weight-complex="bold"/>
    </style:style>
    <style:style style:name="P4" style:family="paragraph" style:parent-style-name="Standard">
      <style:text-properties fo:font-weight="bold" officeooo:rsid="0003fdba" officeooo:paragraph-rsid="0003fdb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f07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DATKEZELES.H</text:h>
      <text:p text:style-name="P2"><text:span text:style-name="T1">Fő cél:</text:span><text:span text:style-name="T2"> </text:span>A hallgatói és oktatói adatok kezeléséhez szükséges függvények deklarációi.</text:p>
      <text:p text:style-name="P2"/>
      <text:p text:style-name="P3">mainLoopForDataHandling</text:p>
      <text:p text:style-name="P2">A program fő adatkezelő ciklusa, amely a hallgatók és oktatók listáit kezeli.</text:p>
      <text:p text:style-name="P2"/>
      <text:p text:style-name="P3">listAllStudents(Student *theFirstElementOfTheList)</text:p>
      <text:p text:style-name="P2">Listázza az összes hallgatót a láncolt listából.</text:p>
      <text:p text:style-name="P2"/>
      <text:p text:style-name="P3">listAllTeachers(Teacher *theFirstElementOfTheList)</text:p>
      <text:p text:style-name="P2">Listázza az összes oktatót a láncolt listából.</text:p>
      <text:p text:style-name="P2"/>
      <text:p text:style-name="P3">listByRetake, listByPoints, listByAbsence, listByGroupAvgPoints</text:p>
      <text:p text:style-name="P2">Különböző szempontok szerinti listázások (pótZH, pontszám, hiányzás, csoportátlag).</text:p>
      <text:p text:style-name="P2"/>
      <text:p text:style-name="P3">createNewStudentInstance(...)</text:p>
      <text:p text:style-name="P2">Új hallgató példány létrehozása, értékek beállításával.</text:p>
      <text:p text:style-name="P2"/>
      <text:p text:style-name="P3">createNewTeacherInstance(...)</text:p>
      <text:p text:style-name="P2">Új oktató struktúra létrehozása.</text:p>
      <text:p text:style-name="P2"/>
      <text:p text:style-name="P3">createNewStudent(Student newStudent)</text:p>
      <text:p text:style-name="P2">Új hallgató felvétele a listába. Dinamikus memóriakezelést használ.</text:p>
      <text:p text:style-name="P2"/>
      <text:p text:style-name="P3">createNewTeacher(Teacher newTeacher)</text:p>
      <text:p text:style-name="P2">Új oktató hozzáadása.</text:p>
      <text:p text:style-name="P2"/>
      <text:p text:style-name="P3">updateStudent(Student *oldStudent, Student updateStudentWith)</text:p>
      <text:p text:style-name="P2">Hallgatói rekord módosítása.</text:p>
      <text:p text:style-name="P2"/>
      <text:p text:style-name="P3">updateTeacher(Teacher *oldTeacher, Teacher updateTeacherWith)</text:p>
      <text:p text:style-name="P2">Oktatói rekord módosítása.</text:p>
      <text:p text:style-name="P2"/>
      <text:p text:style-name="P3">deleteStudent(Student *studentToRemove)</text:p>
      <text:p text:style-name="P2">Hallgató törlése a láncolt listából.</text:p>
      <text:p text:style-name="P2"/>
      <text:p text:style-name="P3">deleteTeacher(Teacher *teacherToRemove)</text:p>
      <text:p text:style-name="P2">Oktató törlése a láncolt listából.</text:p>
      <text:h text:style-name="P1" text:outline-level="2">FAJLKEZELES.H</text:h>
      <text:p text:style-name="P2"><text:span text:style-name="T1">Cél:</text:span> A program által használt be- és kimeneti fájlok kezelése.</text:p>
      <text:p text:style-name="P2"/>
      <text:p text:style-name="P3">readStudentFileAndCreateStudentList()</text:p>
      <text:p text:style-name="P2">Beolvassa a *students.csv* fájlt, és láncolt listát hoz létre.</text:p>
      <text:p text:style-name="P2"/>
      <text:p text:style-name="P3">readTeacherFileAndCreateTeacherList()</text:p>
      <text:p text:style-name="P2">Beolvassa a *teachers.csv* fájlt, és oktatói láncolt listát hoz létre.</text:p>
      <text:p text:style-name="P2"/>
      <text:p text:style-name="P3">freeStudentsLinkedList(Student *theFirstElementOfTheList)</text:p>
      <text:p text:style-name="P2">A hallgatói lista dinamikusan lefoglalt memóriájának felszabadítása.</text:p>
      <text:p text:style-name="P2"/>
      <text:p text:style-name="P3">freeTeachersLinkedList(Teacher *theFirstElementOfTheList)</text:p>
      <text:p text:style-name="P2"><text:soft-page-break/>Oktatói lista memóriájának felszabadítása.</text:p>
      <text:p text:style-name="P2"/>
      <text:p text:style-name="P3">writeToFiles()</text:p>
      <text:p text:style-name="P2">Az adatok kiírása a *data* könyvtárba.</text:p>
      <text:h text:style-name="P1" text:outline-level="2">MENUELEMEK.H</text:h>
      <text:p text:style-name="P2">Egyszerű menü- és felületkezelő függvények.</text:p>
      <text:p text:style-name="P2"/>
      <text:p text:style-name="P3">displayMainMenu()</text:p>
      <text:p text:style-name="P2">Főmenü kiírása.</text:p>
      <text:p text:style-name="P2"/>
      <text:p text:style-name="P3">displayListMenu()</text:p>
      <text:p text:style-name="P2">Listázási menü kiírása.</text:p>
      <text:p text:style-name="P2"/>
      <text:p text:style-name="P3">displayNewDataMenu()</text:p>
      <text:p text:style-name="P2">Új adat beviteléhez menü kiírása.</text:p>
      <text:p text:style-name="P2"/>
      <text:p text:style-name="P3">clear_screen()</text:p>
      <text:p text:style-name="P2">A konzol törlése.</text:p>
      <text:p text:style-name="P2"/>
      <text:p text:style-name="P3">waitForEnter()</text:p>
      <text:p text:style-name="P2">Várakozás ENTER megnyomására.</text:p>
      <text:h text:style-name="P1" text:outline-level="2">STRUKTURAK.H</text:h>
      <text:p text:style-name="P2">A program által használt adatszerkezetek definíciói.</text:p>
      <text:p text:style-name="P2"/>
      <text:p text:style-name="P3">Student struktúra</text:p>
      <text:p text:style-name="P2">Tartalmazza:</text:p>
      <text:p text:style-name="P2">- nevet</text:p>
      <text:p text:style-name="P2">- Neptun-kódot</text:p>
      <text:p text:style-name="P2">- előadás- és gyakorlati csoportot</text:p>
      <text:p text:style-name="P2">- hiányzásokat</text:p>
      <text:p text:style-name="P2">- 5 kis ZH pontot</text:p>
      <text:p text:style-name="P2">- nagy ZH pontot</text:p>
      <text:p text:style-name="P2">- vizsgapontot</text:p>
      <text:p text:style-name="P2">- következő elem pointerét</text:p>
      <text:p text:style-name="P2"/>
      <text:p text:style-name="P4">Teacher struktúra</text:p>
      <text:p text:style-name="P2">Tartalmazza:</text:p>
      <text:p text:style-name="P2">- oktató nevét</text:p>
      <text:p text:style-name="P2">- oktató által tartott csoportokat</text:p>
      <text:p text:style-name="P2">- csoportok számát</text:p>
      <text:p text:style-name="P2">- következő elem pointeré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8T08:15:46.704771235</meta:creation-date>
    <meta:generator>LibreOffice/25.2.7.2$Linux_X86_64 LibreOffice_project/520$Build-2</meta:generator>
    <dc:date>2025-11-15T08:40:19.311840064</dc:date>
    <meta:editing-duration>PT40M22S</meta:editing-duration>
    <meta:editing-cycles>4</meta:editing-cycles>
    <meta:print-date>2025-11-15T08:36:45.850101163</meta:print-date>
    <meta:printed-by>PDF fájlok</meta:printed-by>
    <meta:document-statistic meta:table-count="0" meta:image-count="0" meta:object-count="0" meta:page-count="2" meta:paragraph-count="68" meta:word-count="245" meta:character-count="2332" meta:non-whitespace-character-count="2155"/>
  </office:meta>
</office:document-meta>
</file>